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ava Script</text:span></text:p>
      <text:p text:style-name="P1"><text:span text:style-name="T1">1.Assign a new value to the variable num. The code will not work the way it is. Find the mistake and fix it. Execute the corrected code.</text:span></text:p>
      <text:p text:style-name="P1"><text:span text:style-name="T1">let num = 1;</text:span></text:p>
      <text:p text:style-name="P1"><text:span text:style-name="T1">let num = 2;</text:span></text:p>
      <text:p text:style-name="P1"><text:span text:style-name="T1">console.log(num);</text:span></text:p>
      <text:p text:style-name="P1"><text:span text:style-name="T1">Solution:</text:span></text:p>
      <text:p text:style-name="P1"><text:span text:style-name="T1">let num = 1;</text:span></text:p>
      <text:p text:style-name="P1"><text:span text:style-name="T1">num = 2;</text:span></text:p>
      <text:p text:style-name="P1"><text:span text:style-name="T1">console.log(num);</text:span></text:p>
      <text:p text:style-name="P1"><text:span text:style-name="T1"/></text:p>
      <text:p text:style-name="P1"><text:span text:style-name="T1">2.Assign a value to a variable</text:span></text:p>
      <text:p text:style-name="P1"><text:span text:style-name="T1">Here, we declare the variable num. But, it has no value yet. Assign a value to it and run the code.</text:span></text:p>
      <text:p text:style-name="P1"><text:span text:style-name="T1">let num;</text:span></text:p>
      <text:p text:style-name="P1"><text:span text:style-name="T1">console.log(num);</text:span></text:p>
      <text:p text:style-name="P1"><text:span text:style-name="T1">Solution:</text:span></text:p>
      <text:p text:style-name="P1"><text:span text:style-name="T1">let num;</text:span></text:p>
      <text:p text:style-name="P1"><text:span text:style-name="T1">num = 2;</text:span></text:p>
      <text:p text:style-name="P1"><text:span text:style-name="T1">console.log(num);</text:span></text:p>
      <text:p text:style-name="P1"><text:span text:style-name="T1"/></text:p>
      <text:p text:style-name="P1"><text:span text:style-name="T1">3.Assign the value of another variable</text:span></text:p>
      <text:p text:style-name="P1"><text:span text:style-name="T1">Here, we have two variables numOne and numTwo. numOne already has a value. Assign numTwo the value of numOne and run the code.</text:span></text:p>
      <text:p text:style-name="P1"><text:span text:style-name="T1">let numOne = 5;</text:span></text:p>
      <text:p text:style-name="P1"><text:span text:style-name="T1">let numTwo;</text:span></text:p>
      <text:p text:style-name="P1"><text:span text:style-name="T1">console.log(numTwo);</text:span></text:p>
      <text:p text:style-name="P1"><text:span text:style-name="T1">Solution:</text:span></text:p>
      <text:p text:style-name="P1"><text:span text:style-name="T1">let numOne = 5;</text:span></text:p>
      <text:p text:style-name="P1"><text:span text:style-name="T1">let numTwo = numOne;</text:span></text:p>
      <text:p text:style-name="P1"><text:span text:style-name="T1">console.log(numTwo);</text:span></text:p>
      <text:p text:style-name="P1"><text:span text:style-name="T1"/></text:p>
      <text:p text:style-name="P1"><text:span text:style-name="T1">4.Create the missing variable</text:span></text:p>
      <text:p text:style-name="P1"><text:span text:style-name="T1">Below, we attempt to assign the value of a variable named numOne to the variable numTwo. But, that variable has not been declared yet. Declare a variable named numOne and run the code.</text:span></text:p>
      <text:p text:style-name="P1"><text:span text:style-name="T1">let numTwo = numOne;</text:span></text:p>
      <text:p text:style-name="P1"><text:span text:style-name="T1">console.log(numTwo);</text:span></text:p>
      <text:p text:style-name="P1"><text:span text:style-name="T1">Solution:</text:span></text:p>
      <text:p text:style-name="P1"><text:span text:style-name="T1">let numOne = 5;</text:span></text:p>
      <text:p text:style-name="P1"><text:span text:style-name="T1">let numTwo = numOne;</text:span></text:p>
      <text:p text:style-name="P1"><text:span text:style-name="T1">console.log(numTwo);</text:span></text:p>
      <text:p text:style-name="P1"><text:span text:style-name="T1">5.Accessing a variable (1)</text:span></text:p>
      <text:p text:style-name="P1"><text:span text:style-name="T1">In this simple exercise we declare a variable called num and assign it a value of 5. Then we try to log the value of the variable using the console.log() method.</text:span></text:p>
      <text:p text:style-name="P1"><text:span text:style-name="T1">But, the console.log() method contains a small mistake. If you try to run the code, you will see an error message.</text:span></text:p>
      <text:p text:style-name="P1"><text:span text:style-name="T1">Fix the mistake and run the code again.</text:span></text:p>
      <text:p text:style-name="P1"><text:span text:style-name="T1">const num = 5;</text:span></text:p>
      <text:p text:style-name="P1"><text:span text:style-name="T1">console.log(Num);</text:span></text:p>
      <text:p text:style-name="P1"><text:span text:style-name="T1">Solution:</text:span></text:p>
      <text:p text:style-name="P1"><text:span text:style-name="T1">const num = 5;</text:span></text:p>
      <text:p text:style-name="P1"><text:span text:style-name="T1">console.log(num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